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uffle migrate –reset –network ganache</text:p>
      <text:p text:style-name="Standard">truffle console –network ganache</text:p>
      <text:p text:style-name="Standard"><text:s text:c="4"/>OnlineMP.address</text:p>
      <text:p text:style-name="Standard"><text:s text:c="4"/>web3.fromWei(web3.eth.getBalance(web3.eth.accounts[0]), “ether”).toNumber()</text:p>
      <text:p text:style-name="Standard"><text:s text:c="4"/>OnlineMP.deployed().then(function(instance) { app = instance; <text:s/>}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201in" fo:margin-bottom="0.2201in" fo:margin-left="0.2201in" fo:margin-right="0.22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8T15:49:31</meta:creation-date>
    <dc:title>ZDefaultNarrowMargin</dc:title>
    <meta:editing-duration>PT8M50S</meta:editing-duration>
    <meta:editing-cycles>2</meta:editing-cycles>
    <meta:generator>OpenOffice/4.1.6$Unix OpenOffice.org_project/416m1$Build-9790</meta:generator>
    <meta:initial-creator>koko m</meta:initial-creator>
    <meta:document-statistic meta:table-count="0" meta:image-count="0" meta:object-count="0" meta:page-count="1" meta:paragraph-count="5" meta:word-count="18" meta:character-count="239"/>
    <dc:date>2019-07-28T15:58:18</dc:date>
    <dc:creator>koko m</dc:creator>
    <meta:template xlink:type="simple" xlink:actuate="onRequest" xlink:title="ZDefaultNarrowMargin" xlink:href="../../../../../../Library/Application%20Support/OpenOffice/4/user/template/ZDefaultNarrowMargin.ott" meta:date="2019-07-28T15:49:30"/>
  </office:meta>
</office:document-meta>
</file>